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number-columns-repeated="16" table:default-cell-style-name="ce4"/>
        <table:table-column table:style-name="co1" table:default-cell-style-name="ce2"/>
        <table:table-column table:style-name="co3" table:number-columns-repeated="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6" table:default-cell-style-name="Default"/>
        <table:table-row table:style-name="ro1">
          <table:table-cell table:style-name="ce12" office:value-type="string" calcext:value-type="string">
            <text:p>32K_address</text:p>
          </table:table-cell>
          <table:table-cell table:style-name="ce14" office:value-type="string" calcext:value-type="string">
            <text:p>8K_address</text:p>
          </table:table-cell>
          <table:table-cell table:style-name="ce14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2</text:p>
          </table:table-cell>
          <table:table-cell table:style-name="ce14" office:value-type="string" calcext:value-type="string">
            <text:p>3</text:p>
          </table:table-cell>
          <table:table-cell table:style-name="ce14" office:value-type="string" calcext:value-type="string">
            <text:p>4</text:p>
          </table:table-cell>
          <table:table-cell table:style-name="ce14" office:value-type="string" calcext:value-type="string">
            <text:p>5</text:p>
          </table:table-cell>
          <table:table-cell table:style-name="ce14" office:value-type="string" calcext:value-type="string">
            <text:p>6</text:p>
          </table:table-cell>
          <table:table-cell table:style-name="ce14" office:value-type="string" calcext:value-type="string">
            <text:p>7</text:p>
          </table:table-cell>
          <table:table-cell table:style-name="ce14" office:value-type="string" calcext:value-type="string">
            <text:p>8</text:p>
          </table:table-cell>
          <table:table-cell table:style-name="ce14" office:value-type="string" calcext:value-type="string">
            <text:p>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5" office:value-type="string" calcext:value-type="string">
            <text:p>ADDRESS_REF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number-columns-repeated="27"/>
        </table:table-row>
        <table:table-row table:style-name="ro1">
          <table:table-cell office:value-type="string" calcext:value-type="string">
            <text:p>0x7B00</text:p>
          </table:table-cell>
          <table:table-cell table:style-name="ce2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office:value-type="string" calcext:value-type="string">
            <text:p>0x7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micro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10</text:p>
          </table:table-cell>
          <table:table-cell table:style-name="ce2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7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number-columns-repeated="34"/>
          <table:table-cell office:value-type="string" calcext:value-type="string">
            <text:p>memory address 0x0000 through 0x007F is internal RAM to the 68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20</text:p>
          </table:table-cell>
          <table:table-cell table:style-name="ce2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office:value-type="string" calcext:value-type="string">
            <text:p>0x7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28</text:p>
          </table:table-cell>
          <table:table-cell table:style-name="ce2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office:value-type="string" calcext:value-type="string">
            <text:p>0x7B2A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4"/>
          <table:table-cell/>
          <table:table-cell table:style-name="ce9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30</text:p>
          </table:table-cell>
          <table:table-cell table:style-name="ce2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6" office:value-type="string" calcext:value-type="string">
            <text:p>0x7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40</text:p>
          </table:table-cell>
          <table:table-cell table:style-name="ce2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x7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-50 temp in celsius, in steps of 0.16v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B50</text:p>
          </table:table-cell>
          <table:table-cell table:style-name="ce2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6" office:value-type="string" calcext:value-type="string">
            <text:p>0x7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6"/>
          <table:table-cell table:style-name="ce6"/>
          <table:table-cell table:style-name="ce9" table:formula="of:=[.T11]*100/256" office:value-type="float" office:value="99.609375" calcext:value-type="float">
            <text:p>99.609375</text:p>
          </table:table-cell>
          <table:table-cell table:style-name="ce9" table:formula="of:=[.U11]*100/256" office:value-type="float" office:value="99.609375" calcext:value-type="float">
            <text:p>99.609375</text:p>
          </table:table-cell>
          <table:table-cell table:style-name="ce9" table:formula="of:=[.V11]*100/256" office:value-type="float" office:value="99.609375" calcext:value-type="float">
            <text:p>99.609375</text:p>
          </table:table-cell>
          <table:table-cell table:style-name="ce9" table:formula="of:=[.W11]*100/256" office:value-type="float" office:value="99.609375" calcext:value-type="float">
            <text:p>99.609375</text:p>
          </table:table-cell>
          <table:table-cell table:style-name="ce9" table:formula="of:=[.X11]*100/256" office:value-type="float" office:value="99.609375" calcext:value-type="float">
            <text:p>99.609375</text:p>
          </table:table-cell>
          <table:table-cell table:style-name="ce9" table:formula="of:=[.Y11]*100/256" office:value-type="float" office:value="99.609375" calcext:value-type="float">
            <text:p>99.609375</text:p>
          </table:table-cell>
          <table:table-cell table:style-name="ce9" table:formula="of:=[.Z11]*100/256" office:value-type="float" office:value="63.28125" calcext:value-type="float">
            <text:p>63.28125</text:p>
          </table:table-cell>
          <table:table-cell table:style-name="ce9" table:formula="of:=[.AA11]*100/256" office:value-type="float" office:value="43.359375" calcext:value-type="float">
            <text:p>43.359375</text:p>
          </table:table-cell>
          <table:table-cell table:style-name="ce9" table:formula="of:=[.AB11]*100/256" office:value-type="float" office:value="33.203125" calcext:value-type="float">
            <text:p>33.203125</text:p>
          </table:table-cell>
          <table:table-cell table:style-name="ce9" table:formula="of:=[.AC11]*100/256" office:value-type="float" office:value="27.34375" calcext:value-type="float">
            <text:p>27.34375</text:p>
          </table:table-cell>
          <table:table-cell table:style-name="ce9" table:formula="of:=[.AD11]*100/256" office:value-type="float" office:value="22.65625" calcext:value-type="float">
            <text:p>22.65625</text:p>
          </table:table-cell>
          <table:table-cell table:style-name="ce9" table:formula="of:=[.AE11]*100/256" office:value-type="float" office:value="19.921875" calcext:value-type="float">
            <text:p>19.921875</text:p>
          </table:table-cell>
          <table:table-cell table:style-name="ce9" table:formula="of:=[.AF11]*100/256" office:value-type="float" office:value="17.578125" calcext:value-type="float">
            <text:p>17.578125</text:p>
          </table:table-cell>
          <table:table-cell table:style-name="ce9" table:formula="of:=[.AG11]*100/256" office:value-type="float" office:value="15.625" calcext:value-type="float">
            <text:p>15.625</text:p>
          </table:table-cell>
          <table:table-cell table:style-name="ce9" table:formula="of:=[.AH11]*100/256" office:value-type="float" office:value="14.453125" calcext:value-type="float">
            <text:p>14.453125</text:p>
          </table:table-cell>
          <table:table-cell table:style-name="ce9" table:formula="of:=[.AI11]*100/256" office:value-type="float" office:value="12.890625" calcext:value-type="float">
            <text:p>12.890625</text:p>
          </table:table-cell>
          <table:table-cell table:style-name="ce7" office:value-type="string" calcext:value-type="string">
            <text:p>x*100/256, max 20.4v, min 0.08v (from Z31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60</text:p>
          </table:table-cell>
          <table:table-cell table:style-name="ce2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x7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11" office:value-type="string" calcext:value-type="string">
            <text:p>Unknown fuel multiplier, Altitude Enrichment?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70</text:p>
          </table:table-cell>
          <table:table-cell table:style-name="ce2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x7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B80</text:p>
          </table:table-cell>
          <table:table-cell table:style-name="ce2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7" office:value-type="string" calcext:value-type="string">
            <text:p>0x7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TP scale fue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90</text:p>
          </table:table-cell>
          <table:table-cell table:style-name="ce2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9"/>
          <table:table-cell table:style-name="ce9" table:formula="of:=[.T16]*0.03125" office:value-type="float" office:value="2" calcext:value-type="float">
            <text:p>2</text:p>
          </table:table-cell>
          <table:table-cell table:style-name="ce9" table:formula="of:=[.U16]*0.03125" office:value-type="float" office:value="3" calcext:value-type="float">
            <text:p>3</text:p>
          </table:table-cell>
          <table:table-cell table:style-name="ce9" table:formula="of:=[.V16]*0.03125" office:value-type="float" office:value="4" calcext:value-type="float">
            <text:p>4</text:p>
          </table:table-cell>
          <table:table-cell table:style-name="ce9" table:formula="of:=[.W16]*0.03125" office:value-type="float" office:value="5" calcext:value-type="float">
            <text:p>5</text:p>
          </table:table-cell>
          <table:table-cell table:style-name="ce9" table:formula="of:=[.X16]*0.03125" office:value-type="float" office:value="6" calcext:value-type="float">
            <text:p>6</text:p>
          </table:table-cell>
          <table:table-cell table:style-name="ce9" table:formula="of:=[.Y16]*0.03125" office:value-type="float" office:value="7" calcext:value-type="float">
            <text:p>7</text:p>
          </table:table-cell>
          <table:table-cell table:style-name="ce9" table:formula="of:=[.Z16]*0.03125" office:value-type="float" office:value="8" calcext:value-type="float">
            <text:p>8</text:p>
          </table:table-cell>
          <table:table-cell table:style-name="ce9" table:formula="of:=[.AA16]*0.03125" office:value-type="float" office:value="9" calcext:value-type="float">
            <text:p>9</text:p>
          </table:table-cell>
          <table:table-cell table:style-name="ce9" table:formula="of:=[.AB16]*0.03125" office:value-type="float" office:value="10" calcext:value-type="float">
            <text:p>10</text:p>
          </table:table-cell>
          <table:table-cell table:style-name="ce9" table:formula="of:=[.AC16]*0.03125" office:value-type="float" office:value="10.5" calcext:value-type="float">
            <text:p>10.5</text:p>
          </table:table-cell>
          <table:table-cell table:style-name="ce9" table:formula="of:=[.AD16]*0.03125" office:value-type="float" office:value="11" calcext:value-type="float">
            <text:p>11</text:p>
          </table:table-cell>
          <table:table-cell table:style-name="ce9" table:formula="of:=[.AE16]*0.03125" office:value-type="float" office:value="11.5" calcext:value-type="float">
            <text:p>11.5</text:p>
          </table:table-cell>
          <table:table-cell table:style-name="ce9" table:formula="of:=[.AF16]*0.03125" office:value-type="float" office:value="12" calcext:value-type="float">
            <text:p>12</text:p>
          </table:table-cell>
          <table:table-cell table:style-name="ce9" table:formula="of:=[.AG16]*0.03125" office:value-type="float" office:value="13" calcext:value-type="float">
            <text:p>13</text:p>
          </table:table-cell>
          <table:table-cell table:style-name="ce9" table:formula="of:=[.AH16]*0.03125" office:value-type="float" office:value="15" calcext:value-type="float">
            <text:p>15</text:p>
          </table:table-cell>
          <table:table-cell table:style-name="ce9" table:formula="of:=[.AI16]*0.03125" office:value-type="float" office:value="16" calcext:value-type="float">
            <text:p>16</text:p>
          </table:table-cell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A0</text:p>
          </table:table-cell>
          <table:table-cell table:style-name="ce2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6" office:value-type="string" calcext:value-type="string">
            <text:p>0x7BA0</text:p>
          </table:table-cell>
          <table:table-cell table:formula="of:=HEX2DEC([.C18])*12.5" office:value-type="float" office:value="400" calcext:value-type="float">
            <text:p>400</text:p>
          </table:table-cell>
          <table:table-cell table:formula="of:=HEX2DEC([.D18])*12.5" office:value-type="float" office:value="500" calcext:value-type="float">
            <text:p>500</text:p>
          </table:table-cell>
          <table:table-cell table:formula="of:=HEX2DEC([.E18])*12.5" office:value-type="float" office:value="800" calcext:value-type="float">
            <text:p>800</text:p>
          </table:table-cell>
          <table:table-cell table:formula="of:=HEX2DEC([.F18])*12.5" office:value-type="float" office:value="1200" calcext:value-type="float">
            <text:p>1200</text:p>
          </table:table-cell>
          <table:table-cell table:formula="of:=HEX2DEC([.G18])*12.5" office:value-type="float" office:value="1600" calcext:value-type="float">
            <text:p>1600</text:p>
          </table:table-cell>
          <table:table-cell table:formula="of:=HEX2DEC([.H18])*12.5" office:value-type="float" office:value="2000" calcext:value-type="float">
            <text:p>2000</text:p>
          </table:table-cell>
          <table:table-cell table:formula="of:=HEX2DEC([.I18])*12.5" office:value-type="float" office:value="2400" calcext:value-type="float">
            <text:p>2400</text:p>
          </table:table-cell>
          <table:table-cell table:formula="of:=HEX2DEC([.J18])*12.5" office:value-type="float" office:value="2800" calcext:value-type="float">
            <text:p>2800</text:p>
          </table:table-cell>
          <table:table-cell table:formula="of:=HEX2DEC([.C19])*12.5" office:value-type="float" office:value="3200" calcext:value-type="float">
            <text:p>3200</text:p>
          </table:table-cell>
          <table:table-cell table:formula="of:=HEX2DEC([.D19])*12.5" office:value-type="float" office:value="3600" calcext:value-type="float">
            <text:p>3600</text:p>
          </table:table-cell>
          <table:table-cell table:formula="of:=HEX2DEC([.E19])*12.5" office:value-type="float" office:value="4000" calcext:value-type="float">
            <text:p>4000</text:p>
          </table:table-cell>
          <table:table-cell table:formula="of:=HEX2DEC([.F19])*12.5" office:value-type="float" office:value="4400" calcext:value-type="float">
            <text:p>4400</text:p>
          </table:table-cell>
          <table:table-cell table:formula="of:=HEX2DEC([.G19])*12.5" office:value-type="float" office:value="4800" calcext:value-type="float">
            <text:p>4800</text:p>
          </table:table-cell>
          <table:table-cell table:formula="of:=HEX2DEC([.H19])*12.5" office:value-type="float" office:value="5200" calcext:value-type="float">
            <text:p>5200</text:p>
          </table:table-cell>
          <table:table-cell table:formula="of:=HEX2DEC([.I19])*12.5" office:value-type="float" office:value="5600" calcext:value-type="float">
            <text:p>5600</text:p>
          </table:table-cell>
          <table:table-cell table:formula="of:=HEX2DEC([.J19])*12.5" office:value-type="float" office:value="6000" calcext:value-type="float">
            <text:p>6000</text:p>
          </table:table-cell>
          <table:table-cell table:style-name="ce7" office:value-type="string" calcext:value-type="string">
            <text:p>Fuel RPM SCALE DWORD 12.5 * 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B0</text:p>
          </table:table-cell>
          <table:table-cell table:style-name="ce2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6"/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C0</text:p>
          </table:table-cell>
          <table:table-cell table:style-name="ce2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6" office:value-type="string" calcext:value-type="string">
            <text:p>0x7BC0</text:p>
          </table:table-cell>
          <table:table-cell table:formula="of:=HEX2DEC([.C20])*0.03125" office:value-type="float" office:value="2" calcext:value-type="float">
            <text:p>2</text:p>
          </table:table-cell>
          <table:table-cell table:formula="of:=HEX2DEC([.D20])*0.03125" office:value-type="float" office:value="2.5" calcext:value-type="float">
            <text:p>2.5</text:p>
          </table:table-cell>
          <table:table-cell table:formula="of:=HEX2DEC([.E20])*0.03125" office:value-type="float" office:value="3" calcext:value-type="float">
            <text:p>3</text:p>
          </table:table-cell>
          <table:table-cell table:formula="of:=HEX2DEC([.F20])*0.03125" office:value-type="float" office:value="3.5" calcext:value-type="float">
            <text:p>3.5</text:p>
          </table:table-cell>
          <table:table-cell table:formula="of:=HEX2DEC([.G20])*0.03125" office:value-type="float" office:value="4" calcext:value-type="float">
            <text:p>4</text:p>
          </table:table-cell>
          <table:table-cell table:formula="of:=HEX2DEC([.H20])*0.03125" office:value-type="float" office:value="4.5" calcext:value-type="float">
            <text:p>4.5</text:p>
          </table:table-cell>
          <table:table-cell table:formula="of:=HEX2DEC([.I20])*0.03125" office:value-type="float" office:value="5" calcext:value-type="float">
            <text:p>5</text:p>
          </table:table-cell>
          <table:table-cell table:formula="of:=HEX2DEC([.J20])*0.03125" office:value-type="float" office:value="5.5" calcext:value-type="float">
            <text:p>5.5</text:p>
          </table:table-cell>
          <table:table-cell table:formula="of:=HEX2DEC([.C21])*0.03125" office:value-type="float" office:value="6" calcext:value-type="float">
            <text:p>6</text:p>
          </table:table-cell>
          <table:table-cell table:formula="of:=HEX2DEC([.D21])*0.03125" office:value-type="float" office:value="7" calcext:value-type="float">
            <text:p>7</text:p>
          </table:table-cell>
          <table:table-cell table:formula="of:=HEX2DEC([.E21])*0.03125" office:value-type="float" office:value="8" calcext:value-type="float">
            <text:p>8</text:p>
          </table:table-cell>
          <table:table-cell table:formula="of:=HEX2DEC([.F21])*0.03125" office:value-type="float" office:value="9" calcext:value-type="float">
            <text:p>9</text:p>
          </table:table-cell>
          <table:table-cell table:formula="of:=HEX2DEC([.G21])*0.03125" office:value-type="float" office:value="10" calcext:value-type="float">
            <text:p>10</text:p>
          </table:table-cell>
          <table:table-cell table:formula="of:=HEX2DEC([.H21])*0.03125" office:value-type="float" office:value="12" calcext:value-type="float">
            <text:p>12</text:p>
          </table:table-cell>
          <table:table-cell table:formula="of:=HEX2DEC([.I21])*0.03125" office:value-type="float" office:value="14" calcext:value-type="float">
            <text:p>14</text:p>
          </table:table-cell>
          <table:table-cell table:formula="of:=HEX2DEC([.J21])*0.03125" office:value-type="float" office:value="16" calcext:value-type="float">
            <text:p>16</text:p>
          </table:table-cell>
          <table:table-cell table:style-name="ce7" office:value-type="string" calcext:value-type="string">
            <text:p>TP scale ignitio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D0</text:p>
          </table:table-cell>
          <table:table-cell table:style-name="ce2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6"/>
          <table:table-cell table:style-name="ce9" table:number-columns-repeated="16"/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BE0</text:p>
          </table:table-cell>
          <table:table-cell table:style-name="ce2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7" office:value-type="string" calcext:value-type="string">
            <text:p>0x7BE0</text:p>
          </table:table-cell>
          <table:table-cell table:formula="of:=HEX2DEC([.C22])*12.5" office:value-type="float" office:value="800" calcext:value-type="float">
            <text:p>800</text:p>
          </table:table-cell>
          <table:table-cell table:formula="of:=HEX2DEC([.D22])*12.5" office:value-type="float" office:value="1000" calcext:value-type="float">
            <text:p>1000</text:p>
          </table:table-cell>
          <table:table-cell table:formula="of:=HEX2DEC([.E22])*12.5" office:value-type="float" office:value="1200" calcext:value-type="float">
            <text:p>1200</text:p>
          </table:table-cell>
          <table:table-cell table:formula="of:=HEX2DEC([.F22])*12.5" office:value-type="float" office:value="1400" calcext:value-type="float">
            <text:p>1400</text:p>
          </table:table-cell>
          <table:table-cell table:formula="of:=HEX2DEC([.G22])*12.5" office:value-type="float" office:value="1600" calcext:value-type="float">
            <text:p>1600</text:p>
          </table:table-cell>
          <table:table-cell table:formula="of:=HEX2DEC([.H22])*12.5" office:value-type="float" office:value="2000" calcext:value-type="float">
            <text:p>2000</text:p>
          </table:table-cell>
          <table:table-cell table:formula="of:=HEX2DEC([.I22])*12.5" office:value-type="float" office:value="2400" calcext:value-type="float">
            <text:p>2400</text:p>
          </table:table-cell>
          <table:table-cell table:formula="of:=HEX2DEC([.J22])*12.5" office:value-type="float" office:value="2800" calcext:value-type="float">
            <text:p>2800</text:p>
          </table:table-cell>
          <table:table-cell table:formula="of:=HEX2DEC([.C23])*12.5" office:value-type="float" office:value="3200" calcext:value-type="float">
            <text:p>3200</text:p>
          </table:table-cell>
          <table:table-cell table:formula="of:=HEX2DEC([.D23])*12.5" office:value-type="float" office:value="3600" calcext:value-type="float">
            <text:p>3600</text:p>
          </table:table-cell>
          <table:table-cell table:formula="of:=HEX2DEC([.E23])*12.5" office:value-type="float" office:value="4000" calcext:value-type="float">
            <text:p>4000</text:p>
          </table:table-cell>
          <table:table-cell table:formula="of:=HEX2DEC([.F23])*12.5" office:value-type="float" office:value="4400" calcext:value-type="float">
            <text:p>4400</text:p>
          </table:table-cell>
          <table:table-cell table:formula="of:=HEX2DEC([.G23])*12.5" office:value-type="float" office:value="4800" calcext:value-type="float">
            <text:p>4800</text:p>
          </table:table-cell>
          <table:table-cell table:formula="of:=HEX2DEC([.H23])*12.5" office:value-type="float" office:value="5200" calcext:value-type="float">
            <text:p>5200</text:p>
          </table:table-cell>
          <table:table-cell table:formula="of:=HEX2DEC([.I23])*12.5" office:value-type="float" office:value="5600" calcext:value-type="float">
            <text:p>5600</text:p>
          </table:table-cell>
          <table:table-cell table:formula="of:=HEX2DEC([.J23])*12.5" office:value-type="float" office:value="6000" calcext:value-type="float">
            <text:p>6000</text:p>
          </table:table-cell>
          <table:table-cell table:style-name="ce7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BF0</text:p>
          </table:table-cell>
          <table:table-cell table:style-name="ce2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9"/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C00</text:p>
          </table:table-cell>
          <table:table-cell table:style-name="ce2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6" office:value-type="string" calcext:value-type="string">
            <text:p>0x7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C10</text:p>
          </table:table-cell>
          <table:table-cell table:style-name="ce2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6" office:value-type="string" calcext:value-type="string">
            <text:p>0x7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C20</text:p>
          </table:table-cell>
          <table:table-cell table:style-name="ce2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6" office:value-type="string" calcext:value-type="string">
            <text:p>0x7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C30</text:p>
          </table:table-cell>
          <table:table-cell table:style-name="ce2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6" office:value-type="string" calcext:value-type="string">
            <text:p>0x7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40</text:p>
          </table:table-cell>
          <table:table-cell table:style-name="ce2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6" office:value-type="string" calcext:value-type="string">
            <text:p>0x7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50</text:p>
          </table:table-cell>
          <table:table-cell table:style-name="ce2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6" office:value-type="string" calcext:value-type="string">
            <text:p>0x7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60</text:p>
          </table:table-cell>
          <table:table-cell table:style-name="ce2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6" office:value-type="string" calcext:value-type="string">
            <text:p>0x7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70</text:p>
          </table:table-cell>
          <table:table-cell table:style-name="ce2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6" office:value-type="string" calcext:value-type="string">
            <text:p>0x7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80</text:p>
          </table:table-cell>
          <table:table-cell table:style-name="ce2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90</text:p>
          </table:table-cell>
          <table:table-cell table:style-name="ce2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6" office:value-type="string" calcext:value-type="string">
            <text:p>0x7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A0</text:p>
          </table:table-cell>
          <table:table-cell table:style-name="ce2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B0</text:p>
          </table:table-cell>
          <table:table-cell table:style-name="ce2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C0</text:p>
          </table:table-cell>
          <table:table-cell table:style-name="ce2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6" office:value-type="string" calcext:value-type="string">
            <text:p>0x7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D0</text:p>
          </table:table-cell>
          <table:table-cell table:style-name="ce2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6" office:value-type="string" calcext:value-type="string">
            <text:p>0x7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E0</text:p>
          </table:table-cell>
          <table:table-cell table:style-name="ce2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6" office:value-type="string" calcext:value-type="string">
            <text:p>0x7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CF0</text:p>
          </table:table-cell>
          <table:table-cell table:style-name="ce2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6" office:value-type="string" calcext:value-type="string">
            <text:p>0x7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D00</text:p>
          </table:table-cell>
          <table:table-cell table:style-name="ce2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6" office:value-type="string" calcext:value-type="string">
            <text:p>0x7D00</text:p>
          </table:table-cell>
          <table:table-cell table:number-columns-repeated="16" table:style-name="ce10" office:value-type="float" office:value="13.6347826086957" calcext:value-type="float">
            <text:p>13.63</text:p>
          </table:table-cell>
          <table:table-cell table:style-name="ce7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10</text:p>
          </table:table-cell>
          <table:table-cell table:style-name="ce2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6" office:value-type="string" calcext:value-type="string">
            <text:p>0x7D10</text:p>
          </table:table-cell>
          <table:table-cell table:number-columns-repeated="5" table:style-name="ce10" office:value-type="float" office:value="14.7" calcext:value-type="float">
            <text:p>14.70</text:p>
          </table:table-cell>
          <table:table-cell table:number-columns-repeated="11" table:style-name="ce10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20</text:p>
          </table:table-cell>
          <table:table-cell table:style-name="ce2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6" office:value-type="string" calcext:value-type="string">
            <text:p>0x7D20</text:p>
          </table:table-cell>
          <table:table-cell table:number-columns-repeated="4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3.0666666666667" calcext:value-type="float">
            <text:p>13.07</text:p>
          </table:table-cell>
          <table:table-cell table:number-columns-repeated="10" table:style-name="ce10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30</text:p>
          </table:table-cell>
          <table:table-cell table:style-name="ce2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6" office:value-type="string" calcext:value-type="string">
            <text:p>0x7D30</text:p>
          </table:table-cell>
          <table:table-cell table:number-columns-repeated="6" table:style-name="ce10" office:value-type="float" office:value="14.7" calcext:value-type="float">
            <text:p>14.70</text:p>
          </table:table-cell>
          <table:table-cell table:number-columns-repeated="10" table:style-name="ce10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40</text:p>
          </table:table-cell>
          <table:table-cell table:style-name="ce2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6" office:value-type="string" calcext:value-type="string">
            <text:p>0x7D40</text:p>
          </table:table-cell>
          <table:table-cell table:number-columns-repeated="10" table:style-name="ce10" office:value-type="float" office:value="14.7" calcext:value-type="float">
            <text:p>14.70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5" table:style-name="ce10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50</text:p>
          </table:table-cell>
          <table:table-cell table:style-name="ce2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6" office:value-type="string" calcext:value-type="string">
            <text:p>0x7D5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number-columns-repeated="4" table:style-name="ce10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60</text:p>
          </table:table-cell>
          <table:table-cell table:style-name="ce2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6" office:value-type="string" calcext:value-type="string">
            <text:p>0x7D6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3" table:style-name="ce10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70</text:p>
          </table:table-cell>
          <table:table-cell table:style-name="ce2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6" office:value-type="string" calcext:value-type="string">
            <text:p>0x7D70</text:p>
          </table:table-cell>
          <table:table-cell table:number-columns-repeated="9" table:style-name="ce10" office:value-type="float" office:value="14.7" calcext:value-type="float">
            <text:p>14.70</text:p>
          </table:table-cell>
          <table:table-cell table:number-columns-repeated="2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3" table:style-name="ce10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80</text:p>
          </table:table-cell>
          <table:table-cell table:style-name="ce2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80</text:p>
          </table:table-cell>
          <table:table-cell table:number-columns-repeated="8" table:style-name="ce10" office:value-type="float" office:value="14.7" calcext:value-type="float">
            <text:p>14.70</text:p>
          </table:table-cell>
          <table:table-cell table:number-columns-repeated="3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90</text:p>
          </table:table-cell>
          <table:table-cell table:style-name="ce2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9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A0</text:p>
          </table:table-cell>
          <table:table-cell table:style-name="ce2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6" office:value-type="string" calcext:value-type="string">
            <text:p>0x7DA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B0</text:p>
          </table:table-cell>
          <table:table-cell table:style-name="ce2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6" office:value-type="string" calcext:value-type="string">
            <text:p>0x7DB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76" calcext:value-type="float">
            <text:p>11.76</text:p>
          </table:table-cell>
          <table:table-cell table:number-columns-repeated="3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C0</text:p>
          </table:table-cell>
          <table:table-cell table:style-name="ce2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6" office:value-type="string" calcext:value-type="string">
            <text:p>0x7DC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style-name="ce10" office:value-type="float" office:value="11.2" calcext:value-type="float">
            <text:p>11.20</text:p>
          </table:table-cell>
          <table:table-cell table:number-columns-repeated="3" table:style-name="ce10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D0</text:p>
          </table:table-cell>
          <table:table-cell table:style-name="ce2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6" office:value-type="string" calcext:value-type="string">
            <text:p>0x7DD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E0</text:p>
          </table:table-cell>
          <table:table-cell table:style-name="ce2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6" office:value-type="string" calcext:value-type="string">
            <text:p>0x7DE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7DF0</text:p>
          </table:table-cell>
          <table:table-cell table:style-name="ce2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6" office:value-type="string" calcext:value-type="string">
            <text:p>0x7DF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419801980198" calcext:value-type="float">
            <text:p>12.42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7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E00</text:p>
          </table:table-cell>
          <table:table-cell table:style-name="ce2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6" office:value-type="string" calcext:value-type="string">
            <text:p>0x7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7" office:value-type="string" calcext:value-type="string">
            <text:p>32x1 CHTS Enrichment T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10</text:p>
          </table:table-cell>
          <table:table-cell table:style-name="ce2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7" office:value-type="string" calcext:value-type="string">
            <text:p>0x7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/>
          <table:table-cell table:style-name="ce2"/>
          <table:table-cell table:number-columns-repeated="16"/>
          <table:table-cell table:style-name="ce4"/>
          <table:table-cell table:number-columns-repeated="45"/>
        </table:table-row>
        <table:table-row table:style-name="ro1">
          <table:table-cell office:value-type="string" calcext:value-type="string">
            <text:p>0x7E20</text:p>
          </table:table-cell>
          <table:table-cell table:style-name="ce2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7" office:value-type="string" calcext:value-type="string">
            <text:p>0x7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7B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30</text:p>
          </table:table-cell>
          <table:table-cell table:style-name="ce2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7" office:value-type="string" calcext:value-type="string">
            <text:p>0x7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9"/>
        </table:table-row>
        <table:table-row table:style-name="ro1">
          <table:table-cell/>
          <table:table-cell table:style-name="ce2"/>
          <table:table-cell table:number-columns-repeated="16"/>
          <table:table-cell table:style-name="ce7"/>
          <table:table-cell table:number-columns-repeated="45"/>
        </table:table-row>
        <table:table-row table:style-name="ro1">
          <table:table-cell office:value-type="string" calcext:value-type="string">
            <text:p>0x7E40</text:p>
          </table:table-cell>
          <table:table-cell table:style-name="ce2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7" office:value-type="string" calcext:value-type="string">
            <text:p>0x7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after start enrichme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50</text:p>
          </table:table-cell>
          <table:table-cell table:style-name="ce2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4" office:value-type="string" calcext:value-type="string">
            <text:p>0x7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60</text:p>
          </table:table-cell>
          <table:table-cell table:style-name="ce2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4" office:value-type="string" calcext:value-type="string">
            <text:p>0x7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70</text:p>
          </table:table-cell>
          <table:table-cell table:style-name="ce2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4" office:value-type="string" calcext:value-type="string">
            <text:p>0x7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80</text:p>
          </table:table-cell>
          <table:table-cell table:style-name="ce2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4" office:value-type="string" calcext:value-type="string">
            <text:p>0x7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90</text:p>
          </table:table-cell>
          <table:table-cell table:style-name="ce2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4" office:value-type="string" calcext:value-type="string">
            <text:p>0x7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A0</text:p>
          </table:table-cell>
          <table:table-cell table:style-name="ce2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4" office:value-type="string" calcext:value-type="string">
            <text:p>0x7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table:style-name="ce23" office:value-type="string" calcext:value-type="string">
            <text:p>AAC idle control duty cycle? 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6"/>
          <table:table-cell table:style-name="ce4"/>
          <table:table-cell table:number-columns-repeated="45"/>
        </table:table-row>
        <table:table-row table:style-name="ro1">
          <table:table-cell office:value-type="string" calcext:value-type="string">
            <text:p>0x7EB0</text:p>
          </table:table-cell>
          <table:table-cell table:style-name="ce2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0x7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cod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EC0</text:p>
          </table:table-cell>
          <table:table-cell table:style-name="ce2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4" office:value-type="string" calcext:value-type="string">
            <text:p>0x7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ED0</text:p>
          </table:table-cell>
          <table:table-cell table:style-name="ce2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4" office:value-type="string" calcext:value-type="string">
            <text:p>0x7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0x7EE0</text:p>
          </table:table-cell>
          <table:table-cell table:style-name="ce2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4" office:value-type="string" calcext:value-type="string">
            <text:p>0x7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EF0</text:p>
          </table:table-cell>
          <table:table-cell table:style-name="ce2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table:style-name="ce7" office:value-type="string" calcext:value-type="string">
            <text:p>EGR DUTY CYCLE <text:s/>8x8 tab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7EF8</text:p>
          </table:table-cell>
          <table:table-cell table:style-name="ce2" office:value-type="string" calcext:value-type="string">
            <text:p>7EF8</text:p>
          </table:table-cell>
          <table:table-cell table:number-columns-repeated="17"/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office:value-type="string" calcext:value-type="string">
            <text:p>Y axis 0x7FB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00</text:p>
          </table:table-cell>
          <table:table-cell table:style-name="ce2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X axis 0x7F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7F08</text:p>
          </table:table-cell>
          <table:table-cell table:style-name="ce2" office:value-type="string" calcext:value-type="string">
            <text:p>7F08</text:p>
          </table:table-cell>
          <table:table-cell table:number-columns-repeated="17"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firmed axis scales in microcode.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10</text:p>
          </table:table-cell>
          <table:table-cell table:style-name="ce2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trols VCM duty cycl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7F18</text:p>
          </table:table-cell>
          <table:table-cell table:style-name="ce2" office:value-type="string" calcext:value-type="string">
            <text:p>7F18</text:p>
          </table:table-cell>
          <table:table-cell table:number-columns-repeated="17"/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<text:s/>(100 - (x / 2.55))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20</text:p>
          </table:table-cell>
          <table:table-cell table:style-name="ce2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office:value-type="string" calcext:value-type="string">
            <text:p>7F28</text:p>
          </table:table-cell>
          <table:table-cell table:style-name="ce2" office:value-type="string" calcext:value-type="string">
            <text:p>7F28</text:p>
          </table:table-cell>
          <table:table-cell table:number-columns-repeated="17"/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16"/>
          <table:table-cell table:number-columns-repeated="29"/>
        </table:table-row>
        <table:table-row table:style-name="ro1">
          <table:table-cell office:value-type="string" calcext:value-type="string">
            <text:p>0x7F30</text:p>
          </table:table-cell>
          <table:table-cell table:style-name="ce2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office:value-type="string" calcext:value-type="string">
            <text:p>0x7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7" office:value-type="string" calcext:value-type="string">
            <text:p>TP scale EGR map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number-columns-repeated="8"/>
          <table:table-cell table:number-columns-repeated="37"/>
        </table:table-row>
        <table:table-row table:style-name="ro1">
          <table:table-cell office:value-type="string" calcext:value-type="string">
            <text:p>0x7F40</text:p>
          </table:table-cell>
          <table:table-cell table:style-name="ce2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x7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3171" calcext:value-type="float">
            <text:p>31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22"/>
          <table:table-cell table:style-name="ce7" office:value-type="string" calcext:value-type="string">
            <text:p>DWORD</text:p>
          </table:table-cell>
          <table:table-cell table:number-columns-repeated="10"/>
          <table:table-cell table:style-name="ce7" office:value-type="string" calcext:value-type="string">
            <text:p>7F44 DWORD K constant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50</text:p>
          </table:table-cell>
          <table:table-cell table:style-name="ce2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x7F5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50</text:p>
          </table:table-cell>
          <table:table-cell table:style-name="ce2"/>
          <table:table-cell table:number-columns-repeated="17"/>
          <table:table-cell table:style-name="ce7" table:formula="of:=[.T91]*12.5" office:value-type="float" office:value="6500" calcext:value-type="float">
            <text:p>6500</text:p>
          </table:table-cell>
          <table:table-cell table:number-columns-repeated="15"/>
          <table:table-cell table:style-name="ce7" office:value-type="string" calcext:value-type="string">
            <text:p>fuel cut RPM 7F50 DWORD 12.5 * 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60</text:p>
          </table:table-cell>
          <table:table-cell table:style-name="ce2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x7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F70</text:p>
          </table:table-cell>
          <table:table-cell table:style-name="ce2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F80</text:p>
          </table:table-cell>
          <table:table-cell table:style-name="ce2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8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7"/>
          <table:table-cell table:style-name="ce7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Cold timing temp switch X-50</text:p>
          </table:table-cell>
          <table:table-cell table:number-columns-repeated="5"/>
          <table:table-cell table:style-name="ce7" office:value-type="string" calcext:value-type="string">
            <text:p>Cold timing addition</text:p>
          </table:table-cell>
          <table:table-cell table:number-columns-repeated="7"/>
          <table:table-cell table:style-name="ce7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F90</text:p>
          </table:table-cell>
          <table:table-cell table:style-name="ce2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x7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27"/>
        </table:table-row>
        <table:table-row table:style-name="ro1">
          <table:table-cell/>
          <table:table-cell table:style-name="ce2"/>
          <table:table-cell table:number-columns-repeated="28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FA0</text:p>
          </table:table-cell>
          <table:table-cell table:style-name="ce2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office:value-type="string" calcext:value-type="string">
            <text:p>0x7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 office:value-type="string" calcext:value-type="string">
            <text:p>0x7FB0</text:p>
          </table:table-cell>
          <table:table-cell table:style-name="ce2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6" office:value-type="string" calcext:value-type="string">
            <text:p>0x7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formula="of:=[.T103]*0.33" office:value-type="float" office:value="3.63" calcext:value-type="float">
            <text:p>3.63</text:p>
          </table:table-cell>
          <table:table-cell table:style-name="ce9" table:formula="of:=[.U103]*0.33" office:value-type="float" office:value="4.95" calcext:value-type="float">
            <text:p>4.95</text:p>
          </table:table-cell>
          <table:table-cell table:style-name="ce9" table:formula="of:=[.V103]*0.33" office:value-type="float" office:value="12.87" calcext:value-type="float">
            <text:p>12.87</text:p>
          </table:table-cell>
          <table:table-cell table:style-name="ce9" table:formula="of:=[.W103]*0.33" office:value-type="float" office:value="20.46" calcext:value-type="float">
            <text:p>20.46</text:p>
          </table:table-cell>
          <table:table-cell table:style-name="ce9" table:formula="of:=[.X103]*0.33" office:value-type="float" office:value="30.03" calcext:value-type="float">
            <text:p>30.03</text:p>
          </table:table-cell>
          <table:table-cell table:style-name="ce9" table:formula="of:=[.Y103]*0.33" office:value-type="float" office:value="37.62" calcext:value-type="float">
            <text:p>37.62</text:p>
          </table:table-cell>
          <table:table-cell table:style-name="ce9" table:formula="of:=[.Z103]*0.33" office:value-type="float" office:value="45.21" calcext:value-type="float">
            <text:p>45.21</text:p>
          </table:table-cell>
          <table:table-cell table:style-name="ce9" table:formula="of:=[.AA103]*0.33" office:value-type="float" office:value="52.8" calcext:value-type="float">
            <text:p>52.8</text:p>
          </table:table-cell>
          <table:table-cell table:style-name="ce9" table:formula="of:=[.AB103]*0.33" office:value-type="float" office:value="60.06" calcext:value-type="float">
            <text:p>60.06</text:p>
          </table:table-cell>
          <table:table-cell table:style-name="ce9" table:formula="of:=[.AC103]*0.33" office:value-type="float" office:value="67.65" calcext:value-type="float">
            <text:p>67.65</text:p>
          </table:table-cell>
          <table:table-cell table:style-name="ce9" table:formula="of:=[.AD103]*0.33" office:value-type="float" office:value="69.3" calcext:value-type="float">
            <text:p>69.3</text:p>
          </table:table-cell>
          <table:table-cell table:style-name="ce9" table:formula="of:=[.AE103]*0.33" office:value-type="float" office:value="72.93" calcext:value-type="float">
            <text:p>72.93</text:p>
          </table:table-cell>
          <table:table-cell table:style-name="ce9" table:formula="of:=[.AF103]*0.33" office:value-type="float" office:value="76.56" calcext:value-type="float">
            <text:p>76.56</text:p>
          </table:table-cell>
          <table:table-cell table:style-name="ce9" table:formula="of:=[.AG103]*0.33" office:value-type="float" office:value="76.56" calcext:value-type="float">
            <text:p>76.56</text:p>
          </table:table-cell>
          <table:table-cell table:style-name="ce9" table:formula="of:=[.AH103]*0.33" office:value-type="float" office:value="76.56" calcext:value-type="float">
            <text:p>76.56</text:p>
          </table:table-cell>
          <table:table-cell table:style-name="ce9" table:formula="of:=[.AI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C0</text:p>
          </table:table-cell>
          <table:table-cell table:style-name="ce2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office:value-type="string" calcext:value-type="string">
            <text:p>0x7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7" office:value-type="string" calcext:value-type="string">
            <text:p>RPM Scale EGR map</text:p>
          </table:table-cell>
          <table:table-cell table:number-columns-repeated="28"/>
        </table:table-row>
        <table:table-row table:style-name="ro1">
          <table:table-cell/>
          <table:table-cell table:style-name="ce2"/>
          <table:table-cell table:number-columns-repeated="17"/>
          <table:table-cell table:style-name="ce9" table:formula="of:=[.T105]*12.5" office:value-type="float" office:value="1200" calcext:value-type="float">
            <text:p>1200</text:p>
          </table:table-cell>
          <table:table-cell table:style-name="ce9" table:formula="of:=[.U105]*12.5" office:value-type="float" office:value="1400" calcext:value-type="float">
            <text:p>1400</text:p>
          </table:table-cell>
          <table:table-cell table:style-name="ce9" table:formula="of:=[.V105]*12.5" office:value-type="float" office:value="1600" calcext:value-type="float">
            <text:p>1600</text:p>
          </table:table-cell>
          <table:table-cell table:style-name="ce9" table:formula="of:=[.W105]*12.5" office:value-type="float" office:value="1800" calcext:value-type="float">
            <text:p>1800</text:p>
          </table:table-cell>
          <table:table-cell table:style-name="ce9" table:formula="of:=[.X105]*12.5" office:value-type="float" office:value="2000" calcext:value-type="float">
            <text:p>2000</text:p>
          </table:table-cell>
          <table:table-cell table:style-name="ce9" table:formula="of:=[.Y105]*12.5" office:value-type="float" office:value="2400" calcext:value-type="float">
            <text:p>2400</text:p>
          </table:table-cell>
          <table:table-cell table:style-name="ce9" table:formula="of:=[.Z105]*12.5" office:value-type="float" office:value="2800" calcext:value-type="float">
            <text:p>2800</text:p>
          </table:table-cell>
          <table:table-cell table:style-name="ce9" table:formula="of:=[.AA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7FD0</text:p>
          </table:table-cell>
          <table:table-cell table:style-name="ce2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0x7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0x7FE0</text:p>
          </table:table-cell>
          <table:table-cell table:style-name="ce2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6" office:value-type="string" calcext:value-type="string">
            <text:p>0x7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7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0x7FF0</text:p>
          </table:table-cell>
          <table:table-cell table:style-name="ce2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x7FF0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63" calcext:value-type="float">
            <text:p>63</text:p>
          </table:table-cell>
          <table:table-cell table:formula="of:=HEX2DEC([.F109])" office:value-type="float" office:value="48" calcext:value-type="float">
            <text:p>48</text:p>
          </table:table-cell>
          <table:table-cell table:formula="of:=HEX2DEC([.G109])" office:value-type="float" office:value="102" calcext:value-type="float">
            <text:p>102</text:p>
          </table:table-cell>
          <table:table-cell table:formula="of:=HEX2DEC([.H109])" office:value-type="float" office:value="137" calcext:value-type="float">
            <text:p>137</text:p>
          </table:table-cell>
          <table:table-cell table:formula="of:=HEX2DEC([.I109])" office:value-type="float" office:value="75" calcext:value-type="float">
            <text:p>75</text:p>
          </table:table-cell>
          <table:table-cell table:formula="of:=HEX2DEC([.J109])" office:value-type="float" office:value="1" calcext:value-type="float">
            <text:p>1</text:p>
          </table:table-cell>
          <table:table-cell table:formula="of:=HEX2DEC([.K109])" office:value-type="float" office:value="166" calcext:value-type="float">
            <text:p>166</text:p>
          </table:table-cell>
          <table:table-cell table:formula="of:=HEX2DEC([.L109])" office:value-type="float" office:value="172" calcext:value-type="float">
            <text:p>172</text:p>
          </table:table-cell>
          <table:table-cell table:formula="of:=HEX2DEC([.M109])" office:value-type="float" office:value="168" calcext:value-type="float">
            <text:p>168</text:p>
          </table:table-cell>
          <table:table-cell table:formula="of:=HEX2DEC([.N109])" office:value-type="float" office:value="67" calcext:value-type="float">
            <text:p>67</text:p>
          </table:table-cell>
          <table:table-cell table:formula="of:=HEX2DEC([.O109])" office:value-type="float" office:value="186" calcext:value-type="float">
            <text:p>186</text:p>
          </table:table-cell>
          <table:table-cell table:formula="of:=HEX2DEC([.P109])" office:value-type="float" office:value="218" calcext:value-type="float">
            <text:p>218</text:p>
          </table:table-cell>
          <table:table-cell table:formula="of:=HEX2DEC([.Q109])" office:value-type="float" office:value="168" calcext:value-type="float">
            <text:p>168</text:p>
          </table:table-cell>
          <table:table-cell table:formula="of:=HEX2DEC([.R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ExternalData_1" table:base-cell-address="$Sheet2.$A$1" table:cell-range-address="$Sheet2.$A$1:.$R$109"/>
          <table:named-range table:name="NOP" table:base-cell-address="$Sheet2.$A$1" table:cell-range-address="$Sheet2.$T$102"/>
        </table:named-expressions>
      </table:table>
      <table:named-expressions/>
      <table:database-ranges>
        <table:database-range table:name="_256k_01_TIMING_EDIT_1982MT" table:target-range-address="Sheet2.A1:Sheet2.R10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1:59:40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8-11T18:26:16</meta:creation-date>
    <meta:initial-creator>marshall</meta:initial-creator>
    <dc:language>en-US</dc:language>
    <dc:date>2023-02-03T18:55:37.179000000</dc:date>
    <meta:editing-cycles>4</meta:editing-cycles>
    <meta:editing-duration>PT7H4M56S</meta:editing-duration>
    <meta:generator>LibreOffice/7.1.5.2$Windows_X86_64 LibreOffice_project/85f04e9f809797b8199d13c421bd8a2b025d52b5</meta:generator>
    <meta:document-statistic meta:table-count="1" meta:cell-count="3051" meta:object-count="0"/>
    <meta:user-defined meta:name="AppVersion">15.0000</meta:user-defined>
  </office:meta>
</office:document-meta>
</file>